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urse</text:p>
          </table:table-cell>
          <table:table-cell office:value-type="string">
            <text:p>Lecturer</text:p>
          </table:table-cell>
          <table:table-cell office:value-type="string">
            <text:p>Number_of_lectures</text:p>
          </table:table-cell>
          <table:table-cell office:value-type="string">
            <text:p>Minimum_working_days</text:p>
          </table:table-cell>
          <table:table-cell office:value-type="string">
            <text:p>Number_of_students</text:p>
          </table:table-cell>
        </table:table-row>
        <table:table-row table:style-name="ro1">
          <table:table-cell office:value-type="string">
            <text:p>C0000</text:p>
          </table:table-cell>
          <table:table-cell office:value-type="string">
            <text:p>L000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01</text:p>
          </table:table-cell>
          <table:table-cell office:value-type="string">
            <text:p>L0001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02</text:p>
          </table:table-cell>
          <table:table-cell office:value-type="string">
            <text:p>L0002</text:p>
          </table:table-cell>
          <table:table-cell table:number-columns-repeated="2" office:value-type="float" office:value="3">
            <text:p>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C0003</text:p>
          </table:table-cell>
          <table:table-cell office:value-type="string">
            <text:p>L0003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04</text:p>
          </table:table-cell>
          <table:table-cell office:value-type="string">
            <text:p>L0004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05</text:p>
          </table:table-cell>
          <table:table-cell office:value-type="string">
            <text:p>L0005</text:p>
          </table:table-cell>
          <table:table-cell table:number-columns-repeated="2" office:value-type="float" office:value="2">
            <text:p>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06</text:p>
          </table:table-cell>
          <table:table-cell office:value-type="string">
            <text:p>L0006</text:p>
          </table:table-cell>
          <table:table-cell table:number-columns-repeated="2" office:value-type="float" office:value="3">
            <text:p>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C0007</text:p>
          </table:table-cell>
          <table:table-cell office:value-type="string">
            <text:p>L00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C0008</text:p>
          </table:table-cell>
          <table:table-cell office:value-type="string">
            <text:p>L0008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09</text:p>
          </table:table-cell>
          <table:table-cell office:value-type="string">
            <text:p>L0009</text:p>
          </table:table-cell>
          <table:table-cell table:number-columns-repeated="2" office:value-type="float" office:value="3">
            <text:p>3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C0010</text:p>
          </table:table-cell>
          <table:table-cell office:value-type="string">
            <text:p>L0010</text:p>
          </table:table-cell>
          <table:table-cell table:number-columns-repeated="2" office:value-type="float" office:value="3">
            <text:p>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11</text:p>
          </table:table-cell>
          <table:table-cell office:value-type="string">
            <text:p>L0011</text:p>
          </table:table-cell>
          <table:table-cell table:number-columns-repeated="2" office:value-type="float" office:value="3">
            <text:p>3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string">
            <text:p>C0012</text:p>
          </table:table-cell>
          <table:table-cell office:value-type="string">
            <text:p>L0012</text:p>
          </table:table-cell>
          <table:table-cell table:number-columns-repeated="2" office:value-type="float" office:value="2">
            <text:p>2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C0013</text:p>
          </table:table-cell>
          <table:table-cell office:value-type="string">
            <text:p>L0013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14</text:p>
          </table:table-cell>
          <table:table-cell office:value-type="string">
            <text:p>L0014</text:p>
          </table:table-cell>
          <table:table-cell table:number-columns-repeated="2" office:value-type="float" office:value="3">
            <text:p>3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C0015</text:p>
          </table:table-cell>
          <table:table-cell office:value-type="string">
            <text:p>L00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0016</text:p>
          </table:table-cell>
          <table:table-cell office:value-type="string">
            <text:p>L0016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17</text:p>
          </table:table-cell>
          <table:table-cell office:value-type="string">
            <text:p>L0017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18</text:p>
          </table:table-cell>
          <table:table-cell office:value-type="string">
            <text:p>L0018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19</text:p>
          </table:table-cell>
          <table:table-cell office:value-type="string">
            <text:p>L0019</text:p>
          </table:table-cell>
          <table:table-cell table:number-columns-repeated="2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0020</text:p>
          </table:table-cell>
          <table:table-cell office:value-type="string">
            <text:p>L0020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21</text:p>
          </table:table-cell>
          <table:table-cell office:value-type="string">
            <text:p>L0021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22</text:p>
          </table:table-cell>
          <table:table-cell office:value-type="string">
            <text:p>L00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23</text:p>
          </table:table-cell>
          <table:table-cell office:value-type="string">
            <text:p>L0023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24</text:p>
          </table:table-cell>
          <table:table-cell office:value-type="string">
            <text:p>L0024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25</text:p>
          </table:table-cell>
          <table:table-cell office:value-type="string">
            <text:p>L0023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26</text:p>
          </table:table-cell>
          <table:table-cell office:value-type="string">
            <text:p>L0025</text:p>
          </table:table-cell>
          <table:table-cell table:number-columns-repeated="2" office:value-type="float" office:value="2">
            <text:p>2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C0027</text:p>
          </table:table-cell>
          <table:table-cell office:value-type="string">
            <text:p>L0026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0028</text:p>
          </table:table-cell>
          <table:table-cell office:value-type="string">
            <text:p>L0027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29</text:p>
          </table:table-cell>
          <table:table-cell office:value-type="string">
            <text:p>L0028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30</text:p>
          </table:table-cell>
          <table:table-cell office:value-type="string">
            <text:p>L0029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31</text:p>
          </table:table-cell>
          <table:table-cell office:value-type="string">
            <text:p>L0030</text:p>
          </table:table-cell>
          <table:table-cell table:number-columns-repeated="2" office:value-type="float" office:value="3">
            <text:p>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0032</text:p>
          </table:table-cell>
          <table:table-cell office:value-type="string">
            <text:p>L0031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33</text:p>
          </table:table-cell>
          <table:table-cell office:value-type="string">
            <text:p>L0032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34</text:p>
          </table:table-cell>
          <table:table-cell office:value-type="string">
            <text:p>L0032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35</text:p>
          </table:table-cell>
          <table:table-cell office:value-type="string">
            <text:p>L0033</text:p>
          </table:table-cell>
          <table:table-cell table:number-columns-repeated="2" office:value-type="float" office:value="2">
            <text:p>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C0036</text:p>
          </table:table-cell>
          <table:table-cell office:value-type="string">
            <text:p>L0034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0037</text:p>
          </table:table-cell>
          <table:table-cell office:value-type="string">
            <text:p>L0035</text:p>
          </table:table-cell>
          <table:table-cell table:number-columns-repeated="2" office:value-type="float" office:value="3">
            <text:p>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C0038</text:p>
          </table:table-cell>
          <table:table-cell office:value-type="string">
            <text:p>L0036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0039</text:p>
          </table:table-cell>
          <table:table-cell office:value-type="string">
            <text:p>L0037</text:p>
          </table:table-cell>
          <table:table-cell table:number-columns-repeated="2"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C0040</text:p>
          </table:table-cell>
          <table:table-cell office:value-type="string">
            <text:p>L0038</text:p>
          </table:table-cell>
          <table:table-cell table:number-columns-repeated="2" office:value-type="float" office:value="1">
            <text:p>1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C0041</text:p>
          </table:table-cell>
          <table:table-cell office:value-type="string">
            <text:p>L0002</text:p>
          </table:table-cell>
          <table:table-cell table:number-columns-repeated="2"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0042</text:p>
          </table:table-cell>
          <table:table-cell office:value-type="string">
            <text:p>L0039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43</text:p>
          </table:table-cell>
          <table:table-cell office:value-type="string">
            <text:p>L0040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0044</text:p>
          </table:table-cell>
          <table:table-cell office:value-type="string">
            <text:p>L0041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0045</text:p>
          </table:table-cell>
          <table:table-cell office:value-type="string">
            <text:p>L0041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46</text:p>
          </table:table-cell>
          <table:table-cell office:value-type="string">
            <text:p>L0025</text:p>
          </table:table-cell>
          <table:table-cell table:number-columns-repeated="2" office:value-type="float" office:value="3">
            <text:p>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C0047</text:p>
          </table:table-cell>
          <table:table-cell office:value-type="string">
            <text:p>L003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0048</text:p>
          </table:table-cell>
          <table:table-cell office:value-type="string">
            <text:p>L0042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0049</text:p>
          </table:table-cell>
          <table:table-cell office:value-type="string">
            <text:p>L0019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0050</text:p>
          </table:table-cell>
          <table:table-cell office:value-type="string">
            <text:p>L0043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0051</text:p>
          </table:table-cell>
          <table:table-cell office:value-type="string">
            <text:p>L0044</text:p>
          </table:table-cell>
          <table:table-cell table:number-columns-repeated="2" office:value-type="float" office:value="3">
            <text:p>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0052</text:p>
          </table:table-cell>
          <table:table-cell office:value-type="string">
            <text:p>L0045</text:p>
          </table:table-cell>
          <table:table-cell table:number-columns-repeated="2" office:value-type="float" office:value="3">
            <text:p>3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C0053</text:p>
          </table:table-cell>
          <table:table-cell office:value-type="string">
            <text:p>L0046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 table:number-rows-repeated="94">
          <table:table-cell table:number-columns-repeated="5"/>
        </table:table-row>
        <table:table-row table:style-name="ro1">
          <table:table-cell table:number-columns-repeated="2"/>
          <table:table-cell table:formula="of:=AVERAGE([.C2:.C149])" office:value-type="float" office:value="2.81481481481481">
            <text:p>2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149])" office:value-type="float" office:value="152">
            <text:p>15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/04/2015</text:date>, <text:time>16:5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7S</meta:editing-duration>
    <meta:editing-cycles>4</meta:editing-cycles>
    <meta:generator>OpenOffice/4.0.1$Win32 OpenOffice.org_project/401m5$Build-9714</meta:generator>
    <dc:date>2015-04-18T16:59:23</dc:date>
    <dc:creator>adrien haegel</dc:creator>
    <meta:document-statistic meta:table-count="3" meta:cell-count="277" meta:object-count="0"/>
    <meta:user-defined meta:name="Info 1"/>
    <meta:user-defined meta:name="Info 2"/>
    <meta:user-defined meta:name="Info 3"/>
    <meta:user-defined meta:name="Info 4"/>
  </office:meta>
</office:document-meta>
</file>